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032cm" svg:height="0.962cm" svg:x="-0.032cm" svg:y="0cm">
          <draw:text-box>
            <text:p>1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2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.032cm" svg:height="0.962cm" svg:x="0cm" svg:y="0cm">
          <draw:text-box>
            <text:p>3.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.032cm" svg:height="0.962cm" svg:x="0cm" svg:y="0cm">
          <draw:text-box>
            <text:p>4.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6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1T16:46:28.843303500</meta:creation-date>
    <dc:date>2026-02-22T14:03:19.299640800</dc:date>
    <meta:editing-duration>PT15M27S</meta:editing-duration>
    <meta:editing-cycles>2</meta:editing-cycles>
    <meta:generator>LibreOffice/26.2.0.3$Windows_X86_64 LibreOffice_project/620$Build-3</meta:generator>
    <meta:document-statistic meta:object-count="99"/>
  </office:meta>
</office:document-meta>
</file>